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8];[.F198];[.D198];[.G198];[.H198])" office:value-type="string" office:string-value="Class 1: 505 - The Arcane Eternal" calcext:value-type="string">
            <text:p>Class 1: 505 - The Arcane Eternal</text:p>
          </table:table-cell>
          <table:table-cell table:style-name="ce6" office:value-type="float" office:value="505" calcext:value-type="float">
            <text:p>505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9];[.F199];[.D199];[.G199];[.H199])" office:value-type="string" office:string-value="Class 2: 500 - The Ashen Titan" calcext:value-type="string">
            <text:p>Class 2: 500 - The Ashen Titan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20" calcext:value-type="float">
            <text:p>1720</text:p>
          </table:table-cell>
          <table:table-cell table:style-name="ce5" table:formula="of:=[.E2]" office:value-type="float" office:value="1720" calcext:value-type="float">
            <text:p>1720.0</text:p>
          </table:table-cell>
          <table:table-cell/>
          <table:table-cell table:style-name="ce6"/>
          <table:table-cell table:style-name="ce32" table:formula="of:=[.U9]" office:value-type="float" office:value="35295694.8215256" calcext:value-type="float">
            <text:p>35,295,695</text:p>
          </table:table-cell>
          <table:table-cell table:style-name="ce11" table:formula="of:=[.V9]" office:value-type="float" office:value="1976104.592" calcext:value-type="float">
            <text:p>1,976,104.6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5552" calcext:value-type="float">
            <text:p>35552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09.043909333333" calcext:value-type="float">
            <text:p>109.0</text:p>
          </table:table-cell>
          <table:table-cell table:style-name="ce10" table:formula="of:=1.1%*(1+[.R16])/60" office:value-type="percentage" office:value="0.00306716666666667" calcext:value-type="percentage">
            <text:p>0.31%</text:p>
          </table:table-cell>
          <table:table-cell table:style-name="ce9" table:formula="of:=[.V2]*60" office:value-type="percentage" office:value="0.18403" calcext:value-type="percentage">
            <text:p>18.40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200];[.F200];[.D200];[.G200];[.H200])" office:value-type="string" office:string-value="Class 3: 465 - The Faen Valkyrie" calcext:value-type="string">
            <text:p>Class 3: 465 - The Faen Valkyrie</text:p>
          </table:table-cell>
          <table:table-cell table:style-name="ce6" office:value-type="float" office:value="465" calcext:value-type="float">
            <text:p>465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6.985" calcext:value-type="float">
            <text:p>46.985</text:p>
          </table:table-cell>
          <table:table-cell table:style-name="ce12" table:formula="of:=[.U10]" office:value-type="percentage" office:value="46.985" calcext:value-type="percentage">
            <text:p>4698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229.5" calcext:value-type="float">
            <text:p>8229.5</text:p>
          </table:table-cell>
          <table:table-cell/>
          <table:table-cell table:style-name="ce6"/>
          <table:table-cell table:style-name="ce6" table:formula="of:=[.U11]" office:value-type="float" office:value="20.22" calcext:value-type="float">
            <text:p>20.22</text:p>
          </table:table-cell>
          <table:table-cell table:style-name="ce12" table:formula="of:=[.U11]" office:value-type="percentage" office:value="20.22" calcext:value-type="percentage">
            <text:p>202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1" calcext:value-type="float">
            <text:p>422.1</text:p>
          </table:table-cell>
          <table:table-cell table:style-name="ce10" table:formula="of:=[.W4]/60" office:value-type="percentage" office:value="0.00402" calcext:value-type="percentage">
            <text:p>0.40%</text:p>
          </table:table-cell>
          <table:table-cell table:style-name="ce9" table:formula="of:=1%*(1+3+3%*[.E79])+([.F7]/100/100/2)+1%" office:value-type="percentage" office:value="0.2412" calcext:value-type="percentage">
            <text:p>24.1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2:.E202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6.12" calcext:value-type="float">
            <text:p>6.12</text:p>
          </table:table-cell>
          <table:table-cell table:style-name="ce12" table:formula="of:=[.U12]" office:value-type="percentage" office:value="6.12" calcext:value-type="percentage">
            <text:p>61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41.633242666667" calcext:value-type="float">
            <text:p>141.6</text:p>
          </table:table-cell>
          <table:table-cell table:style-name="ce10" table:formula="of:=1.1%*(1+[.R16]+500%)/60" office:value-type="percentage" office:value="0.00398383333333333" calcext:value-type="percentage">
            <text:p>0.40%</text:p>
          </table:table-cell>
          <table:table-cell table:style-name="ce9" table:formula="of:=[.V5]*60" office:value-type="percentage" office:value="0.23903" calcext:value-type="percentage">
            <text:p>23.90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3:.E203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50" calcext:value-type="float">
            <text:p>1650</text:p>
          </table:table-cell>
          <table:table-cell table:style-name="ce5" table:formula="of:=[.E6]*(1+[.AD16])" office:value-type="float" office:value="24915" calcext:value-type="float">
            <text:p>24915.0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4:.E204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5:.E205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0798744.0176" calcext:value-type="float">
            <text:p>10798744.017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35295694.8215256" calcext:value-type="float">
            <text:p>35295694.8215256</text:p>
          </table:table-cell>
          <table:table-cell table:style-name="ce6" table:formula="of:=([.S11]+[.S12])/2" office:value-type="float" office:value="1976104.592" calcext:value-type="float">
            <text:p>1976104.59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7];[.E2])" office:value-type="string" office:string-value="Vit: 1720" calcext:value-type="string">
            <text:p>Vit: 17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59792645.6254512" calcext:value-type="float">
            <text:p>59792645.625451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6.985" calcext:value-type="percentage">
            <text:p>4698.5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8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16856525402" calcext:value-type="percentage">
            <text:p>98.2%</text:p>
          </table:table-cell>
          <table:table-cell table:formula="of:=1/(1-[.Q11])" office:value-type="float" office:value="54.6020000000001" calcext:value-type="float">
            <text:p>54.6020000000001</text:p>
          </table:table-cell>
          <table:table-cell table:formula="of:=[.$S$2]/(1/(1+[.$O$16]+[.$AV$16]))" office:value-type="float" office:value="1895454.88" calcext:value-type="float">
            <text:p>1895454.88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0.22" calcext:value-type="percentage">
            <text:p>202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9];[.F209];[.K209];[.G209];[.H209];[.I209])" office:value-type="string" office:string-value="Str:  545  [8,229.5]" calcext:value-type="string">
            <text:p>Str: <text:s/>545 <text:s/>[8,229.5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2714512894973" calcext:value-type="percentage">
            <text:p>98.3%</text:p>
          </table:table-cell>
          <table:table-cell table:formula="of:=1/(1-[.Q12])" office:value-type="float" office:value="57.8519999999999" calcext:value-type="float">
            <text:p>57.8519999999999</text:p>
          </table:table-cell>
          <table:table-cell table:formula="of:=[.$S$2]/(1/(1+[.$O$16]+[.$AJ$16]+[.$AV$16]))" office:value-type="float" office:value="2056754.304" calcext:value-type="float">
            <text:p>2056754.30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6.12" calcext:value-type="percentage">
            <text:p>61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10];[.F210];[.K210];[.G210];[.H210];[.I210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2200082717587" calcext:value-type="percentage">
            <text:p>98.2%</text:p>
          </table:table-cell>
          <table:table-cell table:style-name="ce14" table:formula="of:=([.R11]+[.R12])/2" office:value-type="float" office:value="56.227" calcext:value-type="float">
            <text:p>56.2</text:p>
          </table:table-cell>
          <table:table-cell table:style-name="ce14" table:formula="of:=([.S11]+[.S12])/2" office:value-type="float" office:value="1976104.592" calcext:value-type="float">
            <text:p>1976104.6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17" calcext:value-type="percentage">
            <text:p>11.70%</text:p>
          </table:table-cell>
          <table:table-cell table:number-columns-repeated="9"/>
          <table:table-cell table:style-name="ce9" table:formula="of:=([.AT24]+[.AU24]*[.$E24])" office:value-type="percentage" office:value="0.41" calcext:value-type="percentage">
            <text:p>41.00%</text:p>
          </table:table-cell>
          <table:table-cell/>
          <table:table-cell table:style-name="ce9" table:formula="of:=[.AW47]+[.AX47]*[.E47]" office:value-type="percentage" office:value="0.097" calcext:value-type="percentage">
            <text:p>9.7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11]; [.F211];[.K211];[.G211]; [.H211]; [.I211])" office:value-type="string" office:string-value="Int: 1650 [24,915.0]" calcext:value-type="string">
            <text:p>Int: 1650 [24,915.0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12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63])" office:value-type="percentage" office:value="46.985" calcext:value-type="percentage">
            <text:p>4698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63])" office:value-type="percentage" office:value="15.73" calcext:value-type="percentage">
            <text:p>157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63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63])" office:value-type="percentage" office:value="14.1" calcext:value-type="percentage">
            <text:p>141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63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63])" office:value-type="percentage" office:value="14.1" calcext:value-type="percentage">
            <text:p>141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63])" office:value-type="percentage" office:value="20.22" calcext:value-type="percentage">
            <text:p>202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63])" office:value-type="percentage" office:value="4.537" calcext:value-type="percentage">
            <text:p>453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63])" office:value-type="percentage" office:value="1.287" calcext:value-type="percentage">
            <text:p>128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63])" office:value-type="percentage" office:value="6.12" calcext:value-type="percentage">
            <text:p>61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63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63])" office:value-type="percentage" office:value="5.33" calcext:value-type="percentage">
            <text:p>53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63])" office:value-type="percentage" office:value="1.067" calcext:value-type="percentage">
            <text:p>106.7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14])" office:value-type="string" office:string-value="Resilience: 4,698.5%" calcext:value-type="string">
            <text:p>Resilience: 4,698.5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15])" office:value-type="string" office:string-value="Speed+:     2,022.0%" calcext:value-type="string">
            <text:p>Speed+: <text:s text:c="4"/>2,022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5" calcext:value-type="float">
            <text:p>505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6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20]+([.C20]-1)*20"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8];[.C218])" office:value-type="string" office:string-value="Health:   35,552" calcext:value-type="string">
            <text:p>Health: <text:s text:c="2"/>35,55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3" table:formula="of:=[.D21]+([.C21]-1)*20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71" calcext:value-type="percentage">
            <text:p>71.00%</text:p>
          </table:table-cell>
          <table:table-cell table:style-name="ce35" table:formula="of:=[.O21]" office:value-type="percentage" office:value="7.1" calcext:value-type="percentage">
            <text:p>71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7.1" calcext:value-type="percentage">
            <text:p>71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7.1" calcext:value-type="percentage">
            <text:p>71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7.1" calcext:value-type="percentage">
            <text:p>71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7.1" calcext:value-type="percentage">
            <text:p>71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9];[.C219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22]+([.C22]-1)*20" office:value-type="float" office:value="41" calcext:value-type="float">
            <text:p>41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20];[.C220])" office:value-type="string" office:string-value="Mana:    105,000" calcext:value-type="string">
            <text:p>Mana: <text:s text:c="3"/>105,0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24]+([.C24]-1)*20" office:value-type="float" office:value="42" calcext:value-type="float">
            <text:p>4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21" calcext:value-type="percentage">
            <text:p>121.00%</text:p>
          </table:table-cell>
          <table:table-cell table:style-name="ce37" table:formula="of:=[.R24]" office:value-type="percentage" office:value="15.73" calcext:value-type="percentage">
            <text:p>1573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5.73" calcext:value-type="percentage">
            <text:p>1573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5.33" calcext:value-type="percentage">
            <text:p>533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3:.K223])" office:value-type="string" office:string-value="hp/sec:   0.31% [109.0] [326.0 seconds]" calcext:value-type="string">
            <text:p>hp/sec: <text:s text:c="2"/>0.31% [109.0] [326.0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24:.K224])" office:value-type="string" office:string-value="w/Mantle: 0.40% [141.6] [251.0 seconds]" calcext:value-type="string">
            <text:p>w/Mantle: 0.40% [141.6] [251.0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5:.K225])" office:value-type="string" office:string-value="mp/sec:   0.33% [341.3] [307.7 seconds]" calcext:value-type="string">
            <text:p>mp/sec: <text:s text:c="2"/>0.33% [341.3] [307.7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28]+([.C28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6:.K226])" office:value-type="string" office:string-value="w/Med:    0.40% [422.1] [248.8 seconds]" calcext:value-type="string">
            <text:p>w/Med: <text:s text:c="3"/>0.40% [422.1] [248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0" calcext:value-type="float">
            <text:p>500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8];[.E228];[.F228];[.G228]; [.H228]; [.I228])" office:value-type="string" office:string-value="Mitigation:       98.220%     [hp x  56.23]" calcext:value-type="string">
            <text:p>Mitigation: <text:s text:c="6"/>98.220% <text:s text:c="4"/>[hp x <text:s/>56.23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9]; [.E229]; [.F229]; [.G229]; [.H229]; [.I229])" office:value-type="string" office:string-value="Effective Health: 1,976,104.6 [hp x 116.22]" calcext:value-type="string">
            <text:p>Effective Health: 1,976,104.6 [hp x 116.22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&quot;First: &quot;; [.B18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32]; &quot;-&quot;; [.I232]; [.J232]; [.B19]; [.K232]; [.D232]; [.L232]; [.M232]; [.N232]; [.O232];[.P232];[.Q232];[.R232] )" office:value-type="string" office:string-value="3-30 Archon Strike                   x4 " calcext:value-type="string">
            <text:p>3-30 Archon Strike <text:s text:c="18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20]; [.K233]; [.D233]; [.L233]; [.M233]; [.N233]; [.O233];[.P233];[.Q233];[.R233] )" office:value-type="string" office:string-value="3-2  Sentinel Reconstruction [E]     x4 " calcext:value-type="string">
            <text:p>3-2 <text:s/>Sentinel Reconstruction [E] <text:s text:c="4"/>x4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36]+([.C36]-1)*20" office:value-type="float" office:value="41" calcext:value-type="float">
            <text:p>4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4]; &quot;-&quot;; [.I234]; [.J234]; [.B21]; [.K234]; [.D234]; [.L234]; [.M234]; [.N234]; [.O234];[.P234];[.Q234];[.R234] )" office:value-type="string" office:string-value="3-2  Azarinth Awakening [E]         x10 [71.0% =&gt; 710.0% Resilience, Speed, Intelligence and Strength]" calcext:value-type="string">
            <text:p>3-2 <text:s/>Azarinth Awakening [E] <text:s text:c="8"/>x10 [71.0% =&gt; 710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5" table:formula="of:=[.D37]+([.C37]-1)*20" office:value-type="float" office:value="42" calcext:value-type="float">
            <text:p>4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5]; &quot;-&quot;; [.I235]; [.J235]; [.B22]; [.K235]; [.D235]; [.L235]; [.M235]; [.N235]; [.O235];[.P235];[.Q235];[.R235] )" office:value-type="string" office:string-value="3-1  Transfer [E]                    x1 " calcext:value-type="string">
            <text:p>3-1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6]; &quot;-&quot;; [.I236]; [.J236]; [.B23]; [.K236]; [.D236]; [.L236]; [.M236]; [.N236]; [.O236];[.P236];[.Q236];[.R236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16" table:formula="of:=[.D39]+([.C39]-1)*20" office:value-type="float" office:value="42" calcext:value-type="float">
            <text:p>4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51" calcext:value-type="percentage">
            <text:p>51.00%</text:p>
          </table:table-cell>
          <table:table-cell table:style-name="ce39" table:formula="of:=[.AG39]" office:value-type="percentage" office:value="6.12" calcext:value-type="percentage">
            <text:p>612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6.12" calcext:value-type="percentage">
            <text:p>612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6.12" calcext:value-type="percentage">
            <text:p>612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7]; &quot;-&quot;; [.I237]; [.J237]; [.B24]; [.K237]; [.D237]; [.L237]; [.M237]; [.N237]; [.O237];[.P237];[.Q237];[.R237] )" office:value-type="string" office:string-value="3-2  Sentinel Core [E]              x13 [41.0% =&gt; 533.0% Durability, 121.0% =&gt; 1,573.0% Health Regen, 25.0% =&gt; 325.0% Magic Resistance]" calcext:value-type="string">
            <text:p>3-2 <text:s/>Sentinel Core [E] <text:s text:c="13"/>x13 [41.0% =&gt; 533.0% Durability, 121.0% =&gt; 1,573.0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25]; [.K238]; [.D238]; [.L238]; [.M238]; [.N238]; [.O238];[.P238];[.Q238];[.R238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26]; [.K239]; [.D239]; [.L239]; [.M239]; [.N239]; [.O239];[.P239];[.Q239];[.R239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65" calcext:value-type="float">
            <text:p>46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40]; &quot;-&quot;; [.I240]; [.J240]; [.B27]; [.K240]; [.D240]; [.L240]; [.M240]; [.N240]; [.O240];[.P240];[.Q240];[.R240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3" calcext:value-type="float">
            <text:p>23</text:p>
          </table:table-cell>
          <table:table-cell table:style-name="ce2" table:formula="of:=[.D43]+([.C43]-1)*20" office:value-type="float" office:value="63" calcext:value-type="float">
            <text:p>63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41]; &quot;-&quot;; [.I241]; [.J241]; [.B28]; [.K241]; [.D241]; [.L241]; [.M241]; [.N241]; [.O241];[.P241];[.Q241];[.R241] )" office:value-type="string" office:string-value="3-1  Arcane Circulation [E]         x10 [112.5% to Deconstruction/Reconstruction]" calcext:value-type="string">
            <text:p>3-1 <text:s/>Arcane Circulation [E] <text:s text:c="8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44]+([.C44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585" calcext:value-type="percentage">
            <text:p>58.50%</text:p>
          </table:table-cell>
          <table:table-cell table:style-name="ce9" table:formula="of:=[.O44]" office:value-type="percentage" office:value="5.85" calcext:value-type="percentage">
            <text:p>585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5.85" calcext:value-type="percentage">
            <text:p>585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4" calcext:value-type="float">
            <text:p>24</text:p>
          </table:table-cell>
          <table:table-cell table:style-name="ce3" table:formula="of:=[.D45]+([.C45]-1)*20" office:value-type="float" office:value="64" calcext:value-type="float">
            <text:p>6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Second: &quot;; [.B30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2" calcext:value-type="float">
            <text:p>22</text:p>
          </table:table-cell>
          <table:table-cell table:style-name="ce13" table:formula="of:=[.D46]+([.C46]-1)*20" office:value-type="float" office:value="62" calcext:value-type="float">
            <text:p>62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44]; &quot;-&quot;; [.I244]; [.J244]; [.B31]; [.K244]; [.D244]; [.L244]; [.M244]; [.N244]; [.O244];[.P244];[.Q244];[.R244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7" calcext:value-type="float">
            <text:p>27</text:p>
          </table:table-cell>
          <table:table-cell table:style-name="ce15" table:formula="of:=[.D47]+([.C47]-1)*20" office:value-type="float" office:value="67" calcext:value-type="float">
            <text:p>6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485" calcext:value-type="percentage">
            <text:p>48.50%</text:p>
          </table:table-cell>
          <table:table-cell table:style-name="ce38" table:formula="of:=[.O47]" office:value-type="percentage" office:value="5.335" calcext:value-type="percentage">
            <text:p>533.5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335" calcext:value-type="percentage">
            <text:p>533.5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287" calcext:value-type="percentage">
            <text:p>128.7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287" calcext:value-type="percentage">
            <text:p>128.7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067" calcext:value-type="percentage">
            <text:p>106.7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5]; &quot;-&quot;; [.I245]; [.J245]; [.B32]; [.K245]; [.D245]; [.L245]; [.M245]; [.N245]; [.O245];[.P245];[.Q245];[.R245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48]+([.C48]-1)*20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33]; [.K246]; [.D246]; [.L246]; [.M246]; [.N246]; [.O246];[.P246];[.Q246];[.R246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4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7]; &quot;-&quot;; [.I247]; [.J247]; [.B34]; [.K247]; [.D247]; [.L247]; [.M247]; [.N247]; [.O247];[.P247];[.Q247];[.R247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35]; [.K248]; [.D248]; [.L248]; [.M248]; [.N248]; [.O248];[.P248];[.Q248];[.R248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36]; [.K249]; [.D249]; [.L249]; [.M249]; [.N249]; [.O249];[.P249];[.Q249];[.R249] )" office:value-type="string" office:string-value="3-1  Authority of Ash and Ember [E]  x3 " calcext:value-type="string">
            <text:p>3-1 <text:s/>Authority of Ash and Ember [E] <text:s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37]; [.K250]; [.D250]; [.L250]; [.M250]; [.N250]; [.O250];[.P250];[.Q250];[.R250] )" office:value-type="string" office:string-value="3-2  Ashen Wings [E]                x12 " calcext:value-type="string">
            <text:p>3-2 <text:s/>Ashen Wings [E] <text:s text:c="15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38]; [.K251]; [.D251]; [.L251]; [.M251]; [.N251]; [.O251];[.P251];[.Q251];[.R251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2]; &quot;-&quot;; [.I252]; [.J252]; [.B39]; [.K252]; [.D252]; [.L252]; [.M252]; [.N252]; [.O252];[.P252];[.Q252];[.R252] )" office:value-type="string" office:string-value="3-2  Avatar of Ash [E]              x12 [51.0% =&gt; 612.0% Reflexes and Speed]" calcext:value-type="string">
            <text:p>3-2 <text:s/>Avatar of Ash [E] <text:s text:c="13"/>x12 [51.0% =&gt; 612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3]; &quot;-&quot;; [.I253]; [.J253]; [.B40]; [.K253]; [.D253]; [.L253]; [.M253]; [.N253]; [.O253];[.P253];[.Q253];[.R253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Third: &quot;; [.B42])" office:value-type="string" office:string-value="Third: The Faen Valkyrie" calcext:value-type="string">
            <text:p>Third: 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6]; &quot;-&quot;; [.I256]; [.J256]; [.B43]; [.K256]; [.D256]; [.L256]; [.M256]; [.N256]; [.O256];[.P256];[.Q256];[.R256] )" office:value-type="string" office:string-value="3-23 Phaseshift                      x2 " calcext:value-type="string">
            <text:p>3-23 Phaseshift <text:s text:c="21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7]; &quot;-&quot;; [.I257]; [.J257]; [.B44]; [.K257]; [.D257]; [.L257]; [.M257]; [.N257]; [.O257];[.P257];[.Q257];[.R257] )" office:value-type="string" office:string-value="3-27 Flare of Creation              x10 [58.5% =&gt; 585.0% Resilience]" calcext:value-type="string">
            <text:p>3-27 Flare of Creation <text:s text:c="13"/>x10 [58.5% =&gt; 585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8]; &quot;-&quot;; [.I258]; [.J258]; [.B45]; [.K258]; [.D258]; [.L258]; [.M258]; [.N258]; [.O258];[.P258];[.Q258];[.R258] )" office:value-type="string" office:string-value="3-24 Displacement                    x2 " calcext:value-type="string">
            <text:p>3-24 Displacement <text:s text:c="19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9]; &quot;-&quot;; [.I259]; [.J259]; [.B46]; [.K259]; [.D259]; [.L259]; [.M259]; [.N259]; [.O259];[.P259];[.Q259];[.R259] )" office:value-type="string" office:string-value="3-22 Space Shift                     x2 " calcext:value-type="string">
            <text:p>3-22 Space Shift <text:s text:c="20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60]; &quot;-&quot;; [.I260]; [.J260]; [.B47]; [.K260]; [.D260]; [.L260]; [.M260]; [.N260]; [.O260];[.P260];[.Q260];[.R260]; [.T260];[.U260]; [.V260]; [.W260] )" office:value-type="string" office:string-value="3-27 Body of the Valkyrie           x11 [48.5% =&gt; 533.5% Resilience, 11.7% =&gt; 128.7% Physical Resistance, 5.0% =&gt; 128.7% Magic Resistance, 9.7% =&gt; 106.7% Health, 1.85% =&gt; 20.35%/minute]" calcext:value-type="string">
            <text:p>3-27 Body of the Valkyrie <text:s text:c="10"/>x11 [48.5% =&gt; 533.5% Resilience, 11.7% =&gt; 128.7% Physical Resistance, 5.0% =&gt; 128.7% Magic Resistance, 9.7% =&gt; 106.7% Health, 1.85% =&gt; 20.35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61]; &quot;-&quot;; [.I261]; [.J261]; [.B48]; [.K261]; [.D261]; [.L261]; [.M261]; [.N261]; [.O261];[.P261];[.Q261];[.R261] )" office:value-type="string" office:string-value="3-8  Space Awareness                x10 " calcext:value-type="string">
            <text:p>3-8 <text:s/>Space Awareness <text:s text:c="15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51])" office:value-type="float" office:value="2132" calcext:value-type="float">
            <text:p>2132</text:p>
          </table:table-cell>
          <table:table-cell table:formula="of:=FLOOR([.F66]/100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UNTIF([.C67:.C151]; &quot;=3&quot;)" office:value-type="float" office:value="21" calcext:value-type="float">
            <text:p>21</text:p>
          </table:table-cell>
          <table:table-cell table:formula="of:=[.G66]+[.H66]-[.I66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2  Ashen Limbs" calcext:value-type="string">
            <text:p>1-2 <text:s/>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formula="of:=[.D67]+([.C67]-1)*20" office:value-type="float" office:value="2" calcext:value-type="float">
            <text:p>2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8];&quot;-&quot;;[.D68];[.F68];[.B68])" office:value-type="string" office:string-value="1-1  Bulwark of Ash" calcext:value-type="string">
            <text:p>1-1 <text:s/>Bulwark of Ash</text:p>
          </table:table-cell>
          <table:table-cell table:style-name="ce21" office:value-type="string" calcext:value-type="string">
            <text:p>Bulwark of Ash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formula="of:=[.D68]+([.C68]-1)*20" office:value-type="float" office:value="1" calcext:value-type="float">
            <text:p>1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9];&quot;-&quot;;[.D69];[.F69];[.B69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9]+([.C69]-1)*20" office:value-type="float" office:value="3" calcext:value-type="float">
            <text:p>3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3-12 Deviant of Humanity" calcext:value-type="string">
            <text:p>3-12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0]+([.C70]-1)*20" office:value-type="float" office:value="52" calcext:value-type="float">
            <text:p>52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  Drill " calcext:value-type="string">
            <text:p>1-1 <text:s/>Drill </text:p>
          </table:table-cell>
          <table:table-cell office:value-type="string" calcext:value-type="string">
            <text:p>Drill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1]+([.C71]-1)*20" office:value-type="float" office:value="1" calcext:value-type="float">
            <text:p>1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2]+([.C72]-1)*20" office:value-type="float" office:value="6" calcext:value-type="float">
            <text:p>6</text:p>
          </table:table-cell>
          <table:table-cell table:formula="of:=IF([.D7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3];&quot;-&quot;;[.D73];[.F73];[.B73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4];&quot;-&quot;;[.D74];[.F74];[.B74])" office:value-type="string" office:string-value="1-6  Gourmet" calcext:value-type="string">
            <text:p>1-6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74]+([.C74]-1)*20" office:value-type="float" office:value="6" calcext:value-type="float">
            <text:p>6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5];&quot;-&quot;;[.D75];[.F75];[.B75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5]+([.C75]-1)*20" office:value-type="float" office:value="16" calcext:value-type="float">
            <text:p>16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6];&quot;-&quot;;[.D76];[.F76];[.B76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6]+([.C76]-1)*20" office:value-type="float" office:value="11" calcext:value-type="float">
            <text:p>1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9];&quot;-&quot;;[.D79];[.F79];[.B79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9]+([.C79]-1)*20" office:value-type="float" office:value="54" calcext:value-type="float">
            <text:p>54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0]+([.C80]-1)*20" office:value-type="float" office:value="54" calcext:value-type="float">
            <text:p>54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1  Monstrous" calcext:value-type="string">
            <text:p>1-1 <text:s/>Monstrous</text:p>
          </table:table-cell>
          <table:table-cell office:value-type="string" calcext:value-type="string">
            <text:p>Monstro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1]+([.C81]-1)*20" office:value-type="float" office:value="1" calcext:value-type="float">
            <text:p>1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2-7  Oxygen Repository" calcext:value-type="string">
            <text:p>2-7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82]+([.C82]-1)*20" office:value-type="float" office:value="27" calcext:value-type="float">
            <text:p>27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3];&quot;-&quot;;[.D83];[.F83];[.B83])" office:value-type="string" office:string-value="2-9  Sage of Torment" calcext:value-type="string">
            <text:p>2-9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D83]+([.C83]-1)*20" office:value-type="float" office:value="29" calcext:value-type="float">
            <text:p>29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4];&quot;-&quot;;[.D84];[.F84];[.B84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4]+([.C84]-1)*20" office:value-type="float" office:value="9" calcext:value-type="float">
            <text:p>9</text:p>
          </table:table-cell>
          <table:table-cell table:formula="of:=IF([.D8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5];&quot;-&quot;;[.D85];[.F85];[.B85])" office:value-type="string" office:string-value="1-2  Spear of Ash" calcext:value-type="string">
            <text:p>1-2 <text:s/>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85]+([.C85]-1)*20" office:value-type="float" office:value="2" calcext:value-type="float">
            <text:p>2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6];&quot;-&quot;;[.D86];[.F86];[.B86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6]+([.C86]-1)*20" office:value-type="float" office:value="6" calcext:value-type="float">
            <text:p>6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7];&quot;-&quot;;[.D87];[.F87];[.B87])" office:value-type="string" office:string-value="3-22 Veteran" calcext:value-type="string">
            <text:p>3-22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87]+([.C87]-1)*20" office:value-type="float" office:value="62" calcext:value-type="float">
            <text:p>62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8]+([.C88]-1)*20" office:value-type="float" office:value="9" calcext:value-type="float">
            <text:p>9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90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1]+([.C91]-1)*20" office:value-type="float" office:value="60" calcext:value-type="float">
            <text:p>6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4];2); &quot;0#%&quot;)" office:value-type="string" office:string-value="70%" calcext:value-type="string">
            <text:p>70%</text:p>
          </table:table-cell>
          <table:table-cell table:formula="of:=TEXT(VLOOKUP([.E91];[.$BH$2:.$BJ$74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92]+([.C92]-1)*20" office:value-type="float" office:value="22" calcext:value-type="float">
            <text:p>22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formula="of:=TEXT(VLOOKUP([.E92];[.$BH$2:.$BJ$74];2); &quot;0#%&quot;)" office:value-type="string" office:string-value="27%" calcext:value-type="string">
            <text:p>27%</text:p>
          </table:table-cell>
          <table:table-cell table:formula="of:=TEXT(VLOOKUP([.E92];[.$BH$2:.$BJ$74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4];2); &quot;0#%&quot;)" office:value-type="string" office:string-value="45%" calcext:value-type="string">
            <text:p>45%</text:p>
          </table:table-cell>
          <table:table-cell table:formula="of:=TEXT(VLOOKUP([.E93];[.$BH$2:.$BJ$74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94]+([.C94]-1)*20" office:value-type="float" office:value="44" calcext:value-type="float">
            <text:p>44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formula="of:=TEXT(VLOOKUP([.E94];[.$BH$2:.$BJ$74];2); &quot;0#%&quot;)" office:value-type="string" office:string-value="54%" calcext:value-type="string">
            <text:p>54%</text:p>
          </table:table-cell>
          <table:table-cell table:formula="of:=TEXT(VLOOKUP([.E94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5]+([.C95]-1)*20" office:value-type="float" office:value="21" calcext:value-type="float">
            <text:p>21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formula="of:=TEXT(VLOOKUP([.E95];[.$BH$2:.$BJ$74];2); &quot;0#%&quot;)" office:value-type="string" office:string-value="26%" calcext:value-type="string">
            <text:p>26%</text:p>
          </table:table-cell>
          <table:table-cell table:formula="of:=TEXT(VLOOKUP([.E95];[.$BH$2:.$BJ$74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6]+([.C96]-1)*20" office:value-type="float" office:value="58" calcext:value-type="float">
            <text:p>58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4];2); &quot;0#%&quot;)" office:value-type="string" office:string-value="68%" calcext:value-type="string">
            <text:p>68%</text:p>
          </table:table-cell>
          <table:table-cell table:formula="of:=TEXT(VLOOKUP([.E9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4];2); &quot;0#%&quot;)" office:value-type="string" office:string-value="45%" calcext:value-type="string">
            <text:p>45%</text:p>
          </table:table-cell>
          <table:table-cell table:formula="of:=TEXT(VLOOKUP([.E9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8]+([.C98]-1)*20" office:value-type="float" office:value="36" calcext:value-type="float">
            <text:p>36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4];2); &quot;0#%&quot;)" office:value-type="string" office:string-value="41%" calcext:value-type="string">
            <text:p>41%</text:p>
          </table:table-cell>
          <table:table-cell table:formula="of:=TEXT(VLOOKUP([.E98];[.$BH$2:.$BJ$74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4];2); &quot;0#%&quot;)" office:value-type="string" office:string-value="45%" calcext:value-type="string">
            <text:p>45%</text:p>
          </table:table-cell>
          <table:table-cell table:formula="of:=TEXT(VLOOKUP([.E99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00]+([.C100]-1)*20" office:value-type="float" office:value="34" calcext:value-type="float">
            <text:p>34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4];2); &quot;0#%&quot;)" office:value-type="string" office:string-value="39%" calcext:value-type="string">
            <text:p>39%</text:p>
          </table:table-cell>
          <table:table-cell table:formula="of:=TEXT(VLOOKUP([.E100];[.$BH$2:.$BJ$74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1]+([.C101]-1)*20" office:value-type="float" office:value="40" calcext:value-type="float">
            <text:p>4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H$2:.$BJ$74];2); &quot;0#%&quot;)" office:value-type="string" office:string-value="45%" calcext:value-type="string">
            <text:p>45%</text:p>
          </table:table-cell>
          <table:table-cell table:formula="of:=TEXT(VLOOKUP([.E10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3]+([.C103]-1)*20" office:value-type="float" office:value="26" calcext:value-type="float">
            <text:p>26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4];2); &quot;0#%&quot;)" office:value-type="string" office:string-value="31%" calcext:value-type="string">
            <text:p>31%</text:p>
          </table:table-cell>
          <table:table-cell table:formula="of:=TEXT(VLOOKUP([.E103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4];2); &quot;0#%&quot;)" office:value-type="string" office:string-value="45%" calcext:value-type="string">
            <text:p>45%</text:p>
          </table:table-cell>
          <table:table-cell table:formula="of:=TEXT(VLOOKUP([.E10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5]+([.C105]-1)*20" office:value-type="float" office:value="26" calcext:value-type="float">
            <text:p>26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4];2); &quot;0#%&quot;)" office:value-type="string" office:string-value="31%" calcext:value-type="string">
            <text:p>31%</text:p>
          </table:table-cell>
          <table:table-cell table:formula="of:=TEXT(VLOOKUP([.E105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6]+([.C106]-1)*20" office:value-type="float" office:value="23" calcext:value-type="float">
            <text:p>23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4];2); &quot;0#%&quot;)" office:value-type="string" office:string-value="28%" calcext:value-type="string">
            <text:p>28%</text:p>
          </table:table-cell>
          <table:table-cell table:formula="of:=TEXT(VLOOKUP([.E106];[.$BH$2:.$BJ$74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7]+([.C107]-1)*20" office:value-type="float" office:value="9" calcext:value-type="float">
            <text:p>9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4];2); &quot;0#%&quot;)" office:value-type="string" office:string-value="09%" calcext:value-type="string">
            <text:p>09%</text:p>
          </table:table-cell>
          <table:table-cell table:formula="of:=TEXT(VLOOKUP([.E107];[.$BH$2:.$BJ$74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8]+([.C108]-1)*20" office:value-type="float" office:value="6" calcext:value-type="float">
            <text:p>6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4];2); &quot;0#%&quot;)" office:value-type="string" office:string-value="07%" calcext:value-type="string">
            <text:p>07%</text:p>
          </table:table-cell>
          <table:table-cell table:formula="of:=TEXT(VLOOKUP([.E108];[.$BH$2:.$BJ$74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3   [53% - 86%] Earth Resistance" calcext:value-type="string">
            <text:p>3-3 <text:s text:c="2"/>[53% - 86%] Earth Resistance</text:p>
          </table:table-cell>
          <table:table-cell office:value-type="string" calcext:value-type="string">
            <text:p>Earth Resist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09]+([.C109]-1)*20" office:value-type="float" office:value="43" calcext:value-type="float">
            <text:p>43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4];2); &quot;0#%&quot;)" office:value-type="string" office:string-value="53%" calcext:value-type="string">
            <text:p>53%</text:p>
          </table:table-cell>
          <table:table-cell table:formula="of:=TEXT(VLOOKUP([.E109];[.$BH$2:.$BJ$74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10]+([.C110]-1)*20" office:value-type="float" office:value="21" calcext:value-type="float">
            <text:p>21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H$2:.$BJ$74];2); &quot;0#%&quot;)" office:value-type="string" office:string-value="26%" calcext:value-type="string">
            <text:p>26%</text:p>
          </table:table-cell>
          <table:table-cell table:formula="of:=TEXT(VLOOKUP([.E110];[.$BH$2:.$BJ$74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21" calcext:value-type="float">
            <text:p>2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H$2:.$BJ$74];2); &quot;0#%&quot;)" office:value-type="string" office:string-value="26%" calcext:value-type="string">
            <text:p>26%</text:p>
          </table:table-cell>
          <table:table-cell table:formula="of:=TEXT(VLOOKUP([.E111];[.$BH$2:.$BJ$74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2]+([.C112]-1)*20" office:value-type="float" office:value="9" calcext:value-type="float">
            <text:p>9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4];2); &quot;0#%&quot;)" office:value-type="string" office:string-value="09%" calcext:value-type="string">
            <text:p>09%</text:p>
          </table:table-cell>
          <table:table-cell table:formula="of:=TEXT(VLOOKUP([.E112];[.$BH$2:.$BJ$74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1" calcext:value-type="float">
            <text:p>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4];2); &quot;0#%&quot;)" office:value-type="string" office:string-value="05%" calcext:value-type="string">
            <text:p>05%</text:p>
          </table:table-cell>
          <table:table-cell table:formula="of:=TEXT(VLOOKUP([.E113];[.$BH$2:.$BJ$74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H$2:.$BJ$74];2); &quot;0#%&quot;)" office:value-type="string" office:string-value="45%" calcext:value-type="string">
            <text:p>45%</text:p>
          </table:table-cell>
          <table:table-cell table:formula="of:=TEXT(VLOOKUP([.E114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H$2:.$BJ$74];2); &quot;0#%&quot;)" office:value-type="string" office:string-value="45%" calcext:value-type="string">
            <text:p>45%</text:p>
          </table:table-cell>
          <table:table-cell table:formula="of:=TEXT(VLOOKUP([.E115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22  [72% - 95%] Heat Resistance" calcext:value-type="string">
            <text:p>3-22 <text:s/>[72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116]+([.C116]-1)*20" office:value-type="float" office:value="62" calcext:value-type="float">
            <text:p>62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H$2:.$BJ$74];2); &quot;0#%&quot;)" office:value-type="string" office:string-value="72%" calcext:value-type="string">
            <text:p>72%</text:p>
          </table:table-cell>
          <table:table-cell table:formula="of:=TEXT(VLOOKUP([.E11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4];2); &quot;0#%&quot;)" office:value-type="string" office:string-value="45%" calcext:value-type="string">
            <text:p>45%</text:p>
          </table:table-cell>
          <table:table-cell table:formula="of:=TEXT(VLOOKUP([.E11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5   [55% - 90%] Lava Magic Resistance" calcext:value-type="string">
            <text:p>3-5 <text:s text:c="2"/>[55% - 90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8]+([.C118]-1)*20" office:value-type="float" office:value="45" calcext:value-type="float">
            <text:p>45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4];2); &quot;0#%&quot;)" office:value-type="string" office:string-value="55%" calcext:value-type="string">
            <text:p>55%</text:p>
          </table:table-cell>
          <table:table-cell table:formula="of:=TEXT(VLOOKUP([.E118];[.$BH$2:.$BJ$74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4];2); &quot;0#%&quot;)" office:value-type="string" office:string-value="53%" calcext:value-type="string">
            <text:p>53%</text:p>
          </table:table-cell>
          <table:table-cell table:formula="of:=TEXT(VLOOKUP([.E119];[.$BH$2:.$BJ$74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20]+([.C120]-1)*20" office:value-type="float" office:value="49" calcext:value-type="float">
            <text:p>49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4];2); &quot;0#%&quot;)" office:value-type="string" office:string-value="59%" calcext:value-type="string">
            <text:p>59%</text:p>
          </table:table-cell>
          <table:table-cell table:formula="of:=TEXT(VLOOKUP([.E120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22]+([.C122]-1)*20" office:value-type="float" office:value="47" calcext:value-type="float">
            <text:p>47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4];2); &quot;0#%&quot;)" office:value-type="string" office:string-value="57%" calcext:value-type="string">
            <text:p>57%</text:p>
          </table:table-cell>
          <table:table-cell table:formula="of:=TEXT(VLOOKUP([.E122];[.$BH$2:.$BJ$74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3]+([.C123]-1)*20" office:value-type="float" office:value="57" calcext:value-type="float">
            <text:p>57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4];2); &quot;0#%&quot;)" office:value-type="string" office:string-value="67%" calcext:value-type="string">
            <text:p>67%</text:p>
          </table:table-cell>
          <table:table-cell table:formula="of:=TEXT(VLOOKUP([.E123];[.$BH$2:.$BJ$74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4];2); &quot;0#%&quot;)" office:value-type="string" office:string-value="45%" calcext:value-type="string">
            <text:p>45%</text:p>
          </table:table-cell>
          <table:table-cell table:formula="of:=TEXT(VLOOKUP([.E12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5]+([.C125]-1)*20" office:value-type="float" office:value="3" calcext:value-type="float">
            <text:p>3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4];2); &quot;0#%&quot;)" office:value-type="string" office:string-value="06%" calcext:value-type="string">
            <text:p>06%</text:p>
          </table:table-cell>
          <table:table-cell table:formula="of:=TEXT(VLOOKUP([.E125];[.$BH$2:.$BJ$74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6]+([.C126]-1)*20" office:value-type="float" office:value="43" calcext:value-type="float">
            <text:p>4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4];2); &quot;0#%&quot;)" office:value-type="string" office:string-value="53%" calcext:value-type="string">
            <text:p>53%</text:p>
          </table:table-cell>
          <table:table-cell table:formula="of:=TEXT(VLOOKUP([.E126];[.$BH$2:.$BJ$74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7   [08% - 14%] Petrification Resistance" calcext:value-type="string">
            <text:p>1-7 <text:s text:c="2"/>[08% - 14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27]+([.C127]-1)*20" office:value-type="float" office:value="7" calcext:value-type="float">
            <text:p>7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4];2); &quot;0#%&quot;)" office:value-type="string" office:string-value="08%" calcext:value-type="string">
            <text:p>08%</text:p>
          </table:table-cell>
          <table:table-cell table:formula="of:=TEXT(VLOOKUP([.E127];[.$BH$2:.$BJ$74];3);  &quot;0#%&quot;)" office:value-type="string" office:string-value="14%" calcext:value-type="string">
            <text:p>1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8]+([.C128]-1)*20" office:value-type="float" office:value="42" calcext:value-type="float">
            <text:p>42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4];2); &quot;0#%&quot;)" office:value-type="string" office:string-value="52%" calcext:value-type="string">
            <text:p>52%</text:p>
          </table:table-cell>
          <table:table-cell table:formula="of:=TEXT(VLOOKUP([.E128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9]+([.C129]-1)*20" office:value-type="float" office:value="44" calcext:value-type="float">
            <text:p>44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4];2); &quot;0#%&quot;)" office:value-type="string" office:string-value="54%" calcext:value-type="string">
            <text:p>54%</text:p>
          </table:table-cell>
          <table:table-cell table:formula="of:=TEXT(VLOOKUP([.E129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0]+([.C130]-1)*20" office:value-type="float" office:value="14" calcext:value-type="float">
            <text:p>14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4];2); &quot;0#%&quot;)" office:value-type="string" office:string-value="14%" calcext:value-type="string">
            <text:p>14%</text:p>
          </table:table-cell>
          <table:table-cell table:formula="of:=TEXT(VLOOKUP([.E130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4];2); &quot;0#%&quot;)" office:value-type="string" office:string-value="45%" calcext:value-type="string">
            <text:p>45%</text:p>
          </table:table-cell>
          <table:table-cell table:formula="of:=TEXT(VLOOKUP([.E13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2]+([.C132]-1)*20" office:value-type="float" office:value="13" calcext:value-type="float">
            <text:p>13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4];2); &quot;0#%&quot;)" office:value-type="string" office:string-value="13%" calcext:value-type="string">
            <text:p>13%</text:p>
          </table:table-cell>
          <table:table-cell table:formula="of:=TEXT(VLOOKUP([.E132];[.$BH$2:.$BJ$74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1-1   [05% - 05%] Shadow Magic Resistance" calcext:value-type="string">
            <text:p>1-1 <text:s text:c="2"/>[05% - 05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3]+([.C133]-1)*20" office:value-type="float" office:value="1" calcext:value-type="float">
            <text:p>1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4];2); &quot;0#%&quot;)" office:value-type="string" office:string-value="05%" calcext:value-type="string">
            <text:p>05%</text:p>
          </table:table-cell>
          <table:table-cell table:formula="of:=TEXT(VLOOKUP([.E133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4]+([.C134]-1)*20" office:value-type="float" office:value="1" calcext:value-type="float">
            <text:p>1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H$2:.$BJ$74];2); &quot;0#%&quot;)" office:value-type="string" office:string-value="05%" calcext:value-type="string">
            <text:p>05%</text:p>
          </table:table-cell>
          <table:table-cell table:formula="of:=TEXT(VLOOKUP([.E134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35]+([.C135]-1)*20" office:value-type="float" office:value="23" calcext:value-type="float">
            <text:p>23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formula="of:=TEXT(VLOOKUP([.E135];[.$BH$2:.$BJ$74];2); &quot;0#%&quot;)" office:value-type="string" office:string-value="28%" calcext:value-type="string">
            <text:p>28%</text:p>
          </table:table-cell>
          <table:table-cell table:formula="of:=TEXT(VLOOKUP([.E135];[.$BH$2:.$BJ$74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6]+([.C136]-1)*20" office:value-type="float" office:value="33" calcext:value-type="float">
            <text:p>33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4];2); &quot;0#%&quot;)" office:value-type="string" office:string-value="38%" calcext:value-type="string">
            <text:p>38%</text:p>
          </table:table-cell>
          <table:table-cell table:formula="of:=TEXT(VLOOKUP([.E136];[.$BH$2:.$BJ$74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7]+([.C137]-1)*20" office:value-type="float" office:value="18" calcext:value-type="float">
            <text:p>18</text:p>
          </table:table-cell>
          <table:table-cell table:formula="of:=IF([.D137]&lt;10;&quot;  &quot;; &quot; &quot;)" office:value-type="string" office:string-value=" " calcext:value-type="string">
            <text:p><text:s/></text:p>
          </table:table-cell>
          <table:table-cell table:formula="of:=TEXT(VLOOKUP([.E137];[.$BH$2:.$BJ$74];2); &quot;0#%&quot;)" office:value-type="string" office:string-value="18%" calcext:value-type="string">
            <text:p>18%</text:p>
          </table:table-cell>
          <table:table-cell table:formula="of:=TEXT(VLOOKUP([.E137];[.$BH$2:.$BJ$74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7   [57% - 94%] Space Magic Resistance" calcext:value-type="string">
            <text:p>3-7 <text:s text:c="2"/>[57% - 94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8]+([.C138]-1)*20" office:value-type="float" office:value="47" calcext:value-type="float">
            <text:p>47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4];2); &quot;0#%&quot;)" office:value-type="string" office:string-value="57%" calcext:value-type="string">
            <text:p>57%</text:p>
          </table:table-cell>
          <table:table-cell table:formula="of:=TEXT(VLOOKUP([.E138];[.$BH$2:.$BJ$74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4];2); &quot;0#%&quot;)" office:value-type="string" office:string-value="45%" calcext:value-type="string">
            <text:p>45%</text:p>
          </table:table-cell>
          <table:table-cell table:formula="of:=TEXT(VLOOKUP([.E139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1]+([.C141]-1)*20" office:value-type="float" office:value="40" calcext:value-type="float">
            <text:p>40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H$2:.$BJ$74];2); &quot;0#%&quot;)" office:value-type="string" office:string-value="45%" calcext:value-type="string">
            <text:p>45%</text:p>
          </table:table-cell>
          <table:table-cell table:formula="of:=TEXT(VLOOKUP([.E141];[.$BH$2:.$BJ$74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2]+([.C142]-1)*20" office:value-type="float" office:value="18" calcext:value-type="float">
            <text:p>18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4];2); &quot;0#%&quot;)" office:value-type="string" office:string-value="18%" calcext:value-type="string">
            <text:p>18%</text:p>
          </table:table-cell>
          <table:table-cell table:formula="of:=TEXT(VLOOKUP([.E142];[.$BH$2:.$BJ$74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3]+([.C143]-1)*20" office:value-type="float" office:value="14" calcext:value-type="float">
            <text:p>14</text:p>
          </table:table-cell>
          <table:table-cell table:formula="of:=IF([.D143]&lt;10;&quot;  &quot;; &quot; &quot;)" office:value-type="string" office:string-value=" " calcext:value-type="string">
            <text:p><text:s/></text:p>
          </table:table-cell>
          <table:table-cell table:formula="of:=TEXT(VLOOKUP([.E143];[.$BH$2:.$BJ$74];2); &quot;0#%&quot;)" office:value-type="string" office:string-value="14%" calcext:value-type="string">
            <text:p>14%</text:p>
          </table:table-cell>
          <table:table-cell table:formula="of:=TEXT(VLOOKUP([.E143];[.$BH$2:.$BJ$74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44]+([.C144]-1)*20" office:value-type="float" office:value="48" calcext:value-type="float">
            <text:p>48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H$2:.$BJ$74];2); &quot;0#%&quot;)" office:value-type="string" office:string-value="58%" calcext:value-type="string">
            <text:p>58%</text:p>
          </table:table-cell>
          <table:table-cell table:formula="of:=TEXT(VLOOKUP([.E144];[.$BH$2:.$BJ$74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5]+([.C145]-1)*20" office:value-type="float" office:value="44" calcext:value-type="float">
            <text:p>44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H$2:.$BJ$74];2); &quot;0#%&quot;)" office:value-type="string" office:string-value="54%" calcext:value-type="string">
            <text:p>54%</text:p>
          </table:table-cell>
          <table:table-cell table:formula="of:=TEXT(VLOOKUP([.E145];[.$BH$2:.$BJ$74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3-9   [59% - 95%] Wind Resistance" calcext:value-type="string">
            <text:p>3-9 <text:s text:c="2"/>[59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46]+([.C146]-1)*20" office:value-type="float" office:value="49" calcext:value-type="float">
            <text:p>49</text:p>
          </table:table-cell>
          <table:table-cell table:formula="of:=IF([.D146]&lt;10;&quot;  &quot;; &quot; &quot;)" office:value-type="string" office:string-value="  " calcext:value-type="string">
            <text:p><text:s text:c="2"/></text:p>
          </table:table-cell>
          <table:table-cell table:formula="of:=TEXT(VLOOKUP([.E146];[.$BH$2:.$BJ$74];2); &quot;0#%&quot;)" office:value-type="string" office:string-value="59%" calcext:value-type="string">
            <text:p>59%</text:p>
          </table:table-cell>
          <table:table-cell table:formula="of:=TEXT(VLOOKUP([.E146];[.$BH$2:.$BJ$74];3);  &quot;0#%&quot;)" office:value-type="string" office:string-value="95%" calcext:value-type="string">
            <text:p>95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7]+([.C147]-1)*20" office:value-type="float" office:value="40" calcext:value-type="float">
            <text:p>40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H$2:.$BJ$74];2); &quot;0#%&quot;)" office:value-type="string" office:string-value="45%" calcext:value-type="string">
            <text:p>45%</text:p>
          </table:table-cell>
          <table:table-cell table:formula="of:=TEXT(VLOOKUP([.E147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9]; [.C149])" office:value-type="string" office:string-value="13 1st tier" calcext:value-type="string">
            <text:p>13 1st tier</text:p>
          </table:table-cell>
          <table:table-cell table:formula="of:=COUNTIF([.$C$91:.$C$147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50]; [.C150])" office:value-type="string" office:string-value="24 2nd tier" calcext:value-type="string">
            <text:p>24 2nd tier</text:p>
          </table:table-cell>
          <table:table-cell table:formula="of:=COUNTIF([.$C$91:.$C$147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51]; [.C151])" office:value-type="string" office:string-value="17 3rd tier" calcext:value-type="string">
            <text:p>17 3rd tier</text:p>
          </table:table-cell>
          <table:table-cell table:formula="of:=COUNTIF([.$C$91:.$C$147];&quot;=3&quot;)" office:value-type="float" office:value="17" calcext:value-type="float">
            <text:p>17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3:.G153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51]+[.B150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3]*[.E153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54:.G154])" office:value-type="string" office:string-value="Ash Speed:   17 x 5% = 85%" calcext:value-type="string">
            <text:p>Ash Speed: <text:s text:c="2"/>17 x 5% = 85%</text:p>
          </table:table-cell>
          <table:table-cell office:value-type="string" calcext:value-type="string">
            <text:p>Ash Speed: <text:s text:c="2"/></text:p>
          </table:table-cell>
          <table:table-cell table:formula="of:=[.B151]" office:value-type="float" office:value="17" calcext:value-type="float">
            <text:p>17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4]*[.E154]; &quot;###,#%&quot;)" office:value-type="string" office:string-value="85%" calcext:value-type="string">
            <text:p>8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6:.N156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7])-LEN([.D156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7])-LEN([.H156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7:.N157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62]; &quot; + &quot;; [.D162]; &quot; + &quot;; [.E162]; &quot; = &quot;; [.F162]; &quot;) more dense - &quot;; [.B39] ;&quot; 2nd&quot;)" office:value-type="string" office:string-value="        Muscles are (255% + 240% + 65% = 560%) more dense - Avatar of Ash [E] 2nd" calcext:value-type="string">
            <text:p><text:s text:c="8"/>Muscles are (255% + 240% + 65% = 560%) more dense - Avatar of Ash [E] 2nd</text:p>
          </table:table-cell>
          <table:table-cell/>
          <table:table-cell table:formula="of:=TEXT([.B151]*15%;&quot;%&quot;)" office:value-type="string" office:string-value="255%" calcext:value-type="string">
            <text:p>255%</text:p>
          </table:table-cell>
          <table:table-cell table:formula="of:=TEXT([.B150]*10%;&quot;%&quot;)" office:value-type="string" office:string-value="240%" calcext:value-type="string">
            <text:p>240%</text:p>
          </table:table-cell>
          <table:table-cell table:formula="of:=TEXT([.B149]*5%;&quot;%&quot;)" office:value-type="string" office:string-value="65%" calcext:value-type="string">
            <text:p>65%</text:p>
          </table:table-cell>
          <table:table-cell table:formula="of:=TEXT([.C162]+[.D162]+[.E162]; &quot;###,#%&quot;)" office:value-type="string" office:string-value="560%" calcext:value-type="string">
            <text:p>560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62]; &quot;] more dense.&quot;)" office:value-type="string" office:string-value="                [560%] more dense." calcext:value-type="string">
            <text:p><text:s text:c="16"/>[560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5" calcext:value-type="float">
            <text:p>505</text:p>
          </table:table-cell>
          <table:table-cell table:formula="of:=LEN([.D198])" office:value-type="float" office:value="3" calcext:value-type="float">
            <text:p>3</text:p>
          </table:table-cell>
          <table:table-cell table:formula="of:=REPT(&quot; &quot;; MAX([.$E$198:.$E$200])-[.E19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0" calcext:value-type="float">
            <text:p>500</text:p>
          </table:table-cell>
          <table:table-cell table:formula="of:=LEN([.D199])" office:value-type="float" office:value="3" calcext:value-type="float">
            <text:p>3</text:p>
          </table:table-cell>
          <table:table-cell table:formula="of:=REPT(&quot; &quot;; MAX([.$E$198:.$E$200])-[.E19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65" calcext:value-type="float">
            <text:p>465</text:p>
          </table:table-cell>
          <table:table-cell table:formula="of:=LEN([.D200])" office:value-type="float" office:value="3" calcext:value-type="float">
            <text:p>3</text:p>
          </table:table-cell>
          <table:table-cell table:formula="of:=REPT(&quot; &quot;; MAX([.$E$198:.$E$200])-[.E200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7:.$L$212])-[.L207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7:.$L$212])-[.L20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229.5" calcext:value-type="string">
            <text:p>8,229.5</text:p>
          </table:table-cell>
          <table:table-cell office:value-type="string" calcext:value-type="string">
            <text:p>]</text:p>
          </table:table-cell>
          <table:table-cell table:formula="of:=LEN([.H209])" office:value-type="float" office:value="7" calcext:value-type="float">
            <text:p>7</text:p>
          </table:table-cell>
          <table:table-cell table:formula="of:=REPT(&quot; &quot;; MAX([.$J$209:.$J$211])-[.J209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7:.$L$212])-[.L20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10])" office:value-type="float" office:value="7" calcext:value-type="float">
            <text:p>7</text:p>
          </table:table-cell>
          <table:table-cell table:formula="of:=REPT(&quot; &quot;; MAX([.$J$209:.$J$211])-[.J210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7:.$L$212])-[.L21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50" calcext:value-type="float">
            <text:p>16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4,915.0" calcext:value-type="string">
            <text:p>24,915.0</text:p>
          </table:table-cell>
          <table:table-cell office:value-type="string" calcext:value-type="string">
            <text:p>]</text:p>
          </table:table-cell>
          <table:table-cell table:formula="of:=LEN([.H211])" office:value-type="float" office:value="8" calcext:value-type="float">
            <text:p>8</text:p>
          </table:table-cell>
          <table:table-cell table:formula="of:=REPT(&quot; &quot;; MAX([.$J$209:.$J$211])-[.J211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7:.$L$212])-[.L211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7:.$L$212])-[.L212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698.5%" calcext:value-type="string">
            <text:p>4,698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22.0%" calcext:value-type="string">
            <text:p>2,022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5,552" calcext:value-type="string">
            <text:p>35,552</text:p>
          </table:table-cell>
          <table:table-cell table:formula="of:=LEN([.C218])" office:value-type="float" office:value="6" calcext:value-type="float">
            <text:p>6</text:p>
          </table:table-cell>
          <table:table-cell table:formula="of:=REPT(&quot; &quot;;MAX([.$D$218:.$D$220])-[.D218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9])" office:value-type="float" office:value="5" calcext:value-type="float">
            <text:p>5</text:p>
          </table:table-cell>
          <table:table-cell table:formula="of:=REPT(&quot; &quot;;MAX([.$D$218:.$D$220])-[.D219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20])" office:value-type="float" office:value="7" calcext:value-type="float">
            <text:p>7</text:p>
          </table:table-cell>
          <table:table-cell table:formula="of:=REPT(&quot; &quot;;MAX([.$D$218:.$D$220])-[.D220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1%" calcext:value-type="string">
            <text:p>0.31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09.0" calcext:value-type="string">
            <text:p>109.0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26.0" calcext:value-type="string">
            <text:p>326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41.6" calcext:value-type="string">
            <text:p>141.6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51.0" calcext:value-type="string">
            <text:p>251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1" calcext:value-type="string">
            <text:p>422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220%" calcext:value-type="string">
            <text:p>98.220%</text:p>
          </table:table-cell>
          <table:table-cell table:formula="of:=REPT(&quot; &quot;;MAX([.$J$228:.$J$229])-[.J22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8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6.23" calcext:value-type="string">
            <text:p>56.23</text:p>
          </table:table-cell>
          <table:table-cell office:value-type="string" calcext:value-type="string">
            <text:p>]</text:p>
          </table:table-cell>
          <table:table-cell table:formula="of:=LEN([.D228])" office:value-type="float" office:value="7" calcext:value-type="float">
            <text:p>7</text:p>
          </table:table-cell>
          <table:table-cell table:formula="of:=LEN([.H228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976,104.6" calcext:value-type="string">
            <text:p>1,976,104.6</text:p>
          </table:table-cell>
          <table:table-cell table:formula="of:=REPT(&quot; &quot;;MAX([.$J$228:.$J$229])-[.J22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9])">
            <text:p/>
          </table:table-cell>
          <table:table-cell table:formula="of:=TEXT([.R13]*(1+[.AY16]);&quot;#,##0.00&quot;)" office:value-type="string" office:string-value="116.22" calcext:value-type="string">
            <text:p>116.22</text:p>
          </table:table-cell>
          <table:table-cell office:value-type="string" calcext:value-type="string">
            <text:p>]</text:p>
          </table:table-cell>
          <table:table-cell table:formula="of:=LEN([.D229])" office:value-type="float" office:value="11" calcext:value-type="float">
            <text:p>11</text:p>
          </table:table-cell>
          <table:table-cell table:formula="of:=LEN([.H229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32:.E261])" office:value-type="float" office:value="30" calcext:value-type="float">
            <text:p>30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31]-[.E232]+1+IF([.J19]&lt;10;1;0)" office:value-type="float" office:value="19" calcext:value-type="float">
            <text:p>19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       " calcext:value-type="string">
            <text:p><text:s text:c="19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7" calcext:value-type="float">
            <text:p>27</text:p>
          </table:table-cell>
          <table:table-cell table:formula="of:=[.$E$231]-[.E233]+1+IF([.J20]&lt;10;1;0)" office:value-type="float" office:value="5" calcext:value-type="float">
            <text:p>5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2" calcext:value-type="float">
            <text:p>2</text:p>
          </table:table-cell>
          <table:table-cell table:formula="of:=IF([.I233]&lt;10; &quot;  &quot;; &quot; &quot;)" office:value-type="string" office:string-value="  " calcext:value-type="string">
            <text:p><text:s text:c="2"/></text:p>
          </table:table-cell>
          <table:table-cell table:formula="of:=REPT(&quot; &quot;; [.F233])" office:value-type="string" office:string-value="     " calcext:value-type="string">
            <text:p><text:s text:c="5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22" calcext:value-type="float">
            <text:p>22</text:p>
          </table:table-cell>
          <table:table-cell table:formula="of:=[.$E$231]-[.E234]+1+IF([.J21]&lt;10;1;0)" office:value-type="float" office:value="9" calcext:value-type="float">
            <text:p>9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2" calcext:value-type="float">
            <text:p>2</text:p>
          </table:table-cell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31]; TEXT([.L21];&quot;#,##0.0%&quot;))" office:value-type="string" office:string-value="71.0% =&gt; 710.0%" calcext:value-type="string">
            <text:p>71.0% =&gt; 71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2" calcext:value-type="float">
            <text:p>12</text:p>
          </table:table-cell>
          <table:table-cell table:formula="of:=[.$E$231]-[.E235]+1+IF([.J22]&lt;10;1;0)" office:value-type="float" office:value="20" calcext:value-type="float">
            <text:p>2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IF([.I235]&lt;10; &quot;  &quot;; &quot; &quot;)" office:value-type="string" office:string-value="  " calcext:value-type="string">
            <text:p><text:s text:c="2"/></text:p>
          </table:table-cell>
          <table:table-cell table:formula="of:=REPT(&quot; &quot;; [.F235])" office:value-type="string" office:string-value="                    " calcext:value-type="string">
            <text:p><text:s text:c="20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31]-[.E236]+1+IF([.J23]&lt;10;1;0)" office:value-type="float" office:value="17" calcext:value-type="float">
            <text:p>17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   " calcext:value-type="string">
            <text:p><text:s text:c="17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31]-[.E237]+1+IF([.J24]&lt;10;1;0)" office:value-type="float" office:value="14" calcext:value-type="float">
            <text:p>1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IF([.I237]&lt;10; &quot;  &quot;; &quot; &quot;)" office:value-type="string" office:string-value="  " calcext:value-type="string">
            <text:p><text:s text:c="2"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31]; TEXT([.AV24];&quot;#,##0.0%&quot;))" office:value-type="string" office:string-value="41.0% =&gt; 533.0%" calcext:value-type="string">
            <text:p>41.0% =&gt; 533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31]; TEXT([.L24];&quot;#,##0.0%&quot;))" office:value-type="string" office:string-value="121.0% =&gt; 1,573.0%" calcext:value-type="string">
            <text:p>121.0% =&gt; 1,573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31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31]-[.E238]+1+IF([.J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 " calcext:value-type="string">
            <text:p><text:s text:c="15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31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31]-[.E239]+1+IF([.J26]&lt;10;1;0)" office:value-type="float" office:value="15" calcext:value-type="float">
            <text:p>1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  " calcext:value-type="string">
            <text:p><text:s text:c="15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31]-[.E240]+1+IF([.J27]&lt;10;1;0)" office:value-type="float" office:value="18" calcext:value-type="float">
            <text:p>1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      " calcext:value-type="string">
            <text:p><text:s text:c="18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22" calcext:value-type="float">
            <text:p>22</text:p>
          </table:table-cell>
          <table:table-cell table:formula="of:=[.$E$231]-[.E241]+1+IF([.J28]&lt;10;1;0)" office:value-type="float" office:value="9" calcext:value-type="float">
            <text:p>9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1" calcext:value-type="float">
            <text:p>1</text:p>
          </table:table-cell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 office:value-type="string" office:string-value="         " calcext:value-type="string">
            <text:p><text:s text:c="9"/></text:p>
          </table:table-cell>
          <table:table-cell table:formula="of:=IF([.M241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>
            <text:p/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31]-[.E244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" calcext:value-type="string">
            <text:p><text:s text:c="12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31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31]-[.E245]+1+IF([.J32]&lt;10;1;0)" office:value-type="float" office:value="21" calcext:value-type="float">
            <text:p>2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       " calcext:value-type="string">
            <text:p><text:s text:c="21"/></text:p>
          </table:table-cell>
          <table:table-cell table:formula="of:=IF([.M245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31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31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31]-[.E246]+1+IF([.J33]&lt;10;1;0)" office:value-type="float" office:value="8" calcext:value-type="float">
            <text:p>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" calcext:value-type="string">
            <text:p><text:s text:c="8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31]-[.E247]+1+IF([.J34]&lt;10;1;0)" office:value-type="float" office:value="18" calcext:value-type="float">
            <text:p>18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   " calcext:value-type="string">
            <text:p><text:s text:c="18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31]-[.E248]+1+IF([.J35]&lt;10;1;0)" office:value-type="float" office:value="19" calcext:value-type="float">
            <text:p>19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formula="of:=REPT(&quot; &quot;; [.F248])" office:value-type="string" office:string-value="                   " calcext:value-type="string">
            <text:p><text:s text:c="19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30" calcext:value-type="float">
            <text:p>30</text:p>
          </table:table-cell>
          <table:table-cell table:formula="of:=[.$E$231]-[.E249]+1+IF([.J36]&lt;10;1;0)" office:value-type="float" office:value="2" calcext:value-type="float">
            <text:p>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1" calcext:value-type="float">
            <text:p>1</text:p>
          </table:table-cell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 office:value-type="string" office:string-value="  " calcext:value-type="string">
            <text:p><text:s text:c="2"/></text:p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5" calcext:value-type="float">
            <text:p>15</text:p>
          </table:table-cell>
          <table:table-cell table:formula="of:=[.$E$231]-[.E250]+1+IF([.J37]&lt;10;1;0)" office:value-type="float" office:value="16" calcext:value-type="float">
            <text:p>16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" calcext:value-type="float">
            <text:p>2</text:p>
          </table:table-cell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formula="of:=REPT(&quot; &quot;; [.F250])" office:value-type="string" office:string-value="                " calcext:value-type="string">
            <text:p><text:s text:c="16"/></text:p>
          </table:table-cell>
          <table:table-cell table:formula="of:=IF([.M25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31]-[.E251]+1+IF([.J38]&lt;10;1;0)" office:value-type="float" office:value="18" calcext:value-type="float">
            <text:p>1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formula="of:=REPT(&quot; &quot;; [.F251])" office:value-type="string" office:string-value="                  " calcext:value-type="string">
            <text:p><text:s text:c="18"/></text:p>
          </table:table-cell>
          <table:table-cell table:formula="of:=IF([.M251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31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7" calcext:value-type="float">
            <text:p>17</text:p>
          </table:table-cell>
          <table:table-cell table:formula="of:=[.$E$231]-[.E252]+1+IF([.J39]&lt;10;1;0)" office:value-type="float" office:value="14" calcext:value-type="float">
            <text:p>1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2" calcext:value-type="float">
            <text:p>2</text:p>
          </table:table-cell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formula="of:=REPT(&quot; &quot;; [.F252])" office:value-type="string" office:string-value="              " calcext:value-type="string">
            <text:p><text:s text:c="14"/></text:p>
          </table:table-cell>
          <table:table-cell table:formula="of:=IF([.M252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31]; TEXT([.L39];&quot;#,##0.0%&quot;))" office:value-type="string" office:string-value="51.0% =&gt; 612.0%" calcext:value-type="string">
            <text:p>51.0% =&gt; 612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31]-[.E253]+1+IF([.J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53]&lt;10; &quot;  &quot;; &quot; &quot;)" office:value-type="string" office:string-value=" " calcext:value-type="string">
            <text:p><text:s/></text:p>
          </table:table-cell>
          <table:table-cell table:formula="of:=REPT(&quot; &quot;; [.F253])" office:value-type="string" office:string-value="                   " calcext:value-type="string">
            <text:p><text:s text:c="19"/></text:p>
          </table:table-cell>
          <table:table-cell table:formula="of:=IF([.M253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31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>
            <text:p/>
          </table:table-cell>
          <table:table-cell table:formula="of:=IF([.M25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formula="of:=REPT(&quot; &quot;; [.F255])">
            <text:p/>
          </table:table-cell>
          <table:table-cell table:formula="of:=IF([.M25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31]-[.E256]+1+IF([.J43]&lt;10;1;0)" office:value-type="float" office:value="22" calcext:value-type="float">
            <text:p>22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3" calcext:value-type="float">
            <text:p>23</text:p>
          </table:table-cell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             " calcext:value-type="string">
            <text:p><text:s text:c="22"/></text:p>
          </table:table-cell>
          <table:table-cell table:formula="of:=IF([.M25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31]-[.E257]+1+IF([.J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7" calcext:value-type="float">
            <text:p>27</text:p>
          </table:table-cell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" calcext:value-type="string">
            <text:p><text:s text:c="14"/></text:p>
          </table:table-cell>
          <table:table-cell table:formula="of:=IF([.M257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31]; TEXT([.L44];&quot;#,##0.0%&quot;))" office:value-type="string" office:string-value="58.5% =&gt; 585.0%" calcext:value-type="string">
            <text:p>58.5% =&gt; 58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31]-[.E258]+1+IF([.J45]&lt;10;1;0)" office:value-type="float" office:value="20" calcext:value-type="float">
            <text:p>20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4" calcext:value-type="float">
            <text:p>24</text:p>
          </table:table-cell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" calcext:value-type="string">
            <text:p><text:s text:c="20"/></text:p>
          </table:table-cell>
          <table:table-cell table:formula="of:=IF([.M25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31]-[.E259]+1+IF([.J46]&lt;10;1;0)" office:value-type="float" office:value="21" calcext:value-type="float">
            <text:p>21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2" calcext:value-type="float">
            <text:p>22</text:p>
          </table:table-cell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       " calcext:value-type="string">
            <text:p><text:s text:c="21"/></text:p>
          </table:table-cell>
          <table:table-cell table:formula="of:=IF([.M25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31]-[.E260]+1+IF([.J47]&lt;10;1;0)" office:value-type="float" office:value="11" calcext:value-type="float">
            <text:p>11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27" calcext:value-type="float">
            <text:p>27</text:p>
          </table:table-cell>
          <table:table-cell table:style-name="ce21" table:formula="of:=IF([.I260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60])" office:value-type="string" office:string-value="           " calcext:value-type="string">
            <text:p><text:s text:c="11"/></text:p>
          </table:table-cell>
          <table:table-cell table:style-name="ce21" table:formula="of:=IF([.M260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31]; TEXT([.L47];&quot;#,##0.0%&quot;))" office:value-type="string" office:string-value="48.5% =&gt; 533.5%" calcext:value-type="string">
            <text:p>48.5% =&gt; 533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31]; TEXT([.AM47];&quot;#,##0.0%&quot;))" office:value-type="string" office:string-value="11.7% =&gt; 128.7%" calcext:value-type="string">
            <text:p>11.7% =&gt; 128.7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31]; TEXT([.AJ47];&quot;#,##0.0%&quot;))" office:value-type="string" office:string-value="5.0% =&gt; 128.7%" calcext:value-type="string">
            <text:p>5.0% =&gt; 128.7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31]; TEXT([.AY47];&quot;#,##0.0%&quot;))" office:value-type="string" office:string-value="9.7% =&gt; 106.7%" calcext:value-type="string">
            <text:p>9.7% =&gt; 106.7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60]);&quot;#.00%&quot;); [.$M$231]; TEXT((0.5%+0.05%*[.I260])*[.J47];&quot;#.00%&quot;))" office:value-type="string" office:string-value="1.85% =&gt; 20.35%" calcext:value-type="string">
            <text:p>1.85% =&gt; 20.35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31]-[.E261]+1+IF([.J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8" calcext:value-type="float">
            <text:p>8</text:p>
          </table:table-cell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formula="of:=REPT(&quot; &quot;; [.F261])" office:value-type="string" office:string-value="                " calcext:value-type="string">
            <text:p><text:s text:c="16"/></text:p>
          </table:table-cell>
          <table:table-cell table:formula="of:=IF([.M26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5 - The Arcane Eternal" calcext:value-type="string">
            <text:p>Class 1: 505 - The Arcane Eternal</text:p>
          </table:table-cell>
        </table:table-row>
        <table:table-row table:style-name="ro1">
          <table:table-cell table:formula="of:=[$Calculations.A2]" office:value-type="string" office:string-value="Class 2: 500 - The Ashen Titan" calcext:value-type="string">
            <text:p>Class 2: 500 - The Ashen Titan</text:p>
          </table:table-cell>
        </table:table-row>
        <table:table-row table:style-name="ro1">
          <table:table-cell table:formula="of:=[$Calculations.A3]" office:value-type="string" office:string-value="Class 3: 465 - The Faen Valkyrie" calcext:value-type="string">
            <text:p>Class 3: 46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20" calcext:value-type="string">
            <text:p>Vit: 17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229.5]" calcext:value-type="string">
            <text:p>Str: <text:s/>545 <text:s/>[8,229.5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50 [24,915.0]" calcext:value-type="string">
            <text:p>Int: 1650 [24,915.0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698.5%" calcext:value-type="string">
            <text:p>Resilience: 4,698.5%</text:p>
          </table:table-cell>
        </table:table-row>
        <table:table-row table:style-name="ro1">
          <table:table-cell table:formula="of:=[$Calculations.A18]" office:value-type="string" office:string-value="Speed+:     2,022.0%" calcext:value-type="string">
            <text:p>Speed+: <text:s text:c="4"/>2,022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5,552" calcext:value-type="string">
            <text:p>Health: <text:s text:c="2"/>35,552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1% [109.0] [326.0 seconds]" calcext:value-type="string">
            <text:p>hp/sec: <text:s text:c="2"/>0.31% [109.0] [326.0 seconds]</text:p>
          </table:table-cell>
        </table:table-row>
        <table:table-row table:style-name="ro1">
          <table:table-cell table:formula="of:=[$Calculations.A28]" office:value-type="string" office:string-value="mp/sec:   0.33% [341.3] [307.7 seconds]" calcext:value-type="string">
            <text:p>mp/sec: <text:s text:c="2"/>0.33% [341.3] [307.7 seconds]</text:p>
          </table:table-cell>
        </table:table-row>
        <table:table-row table:style-name="ro1">
          <table:table-cell table:formula="of:=[$Calculations.A29]" office:value-type="string" office:string-value="w/Med:    0.40% [422.1] [248.8 seconds]" calcext:value-type="string">
            <text:p>w/Med: <text:s text:c="3"/>0.40% [422.1] [248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220%     [hp x  56.23]" calcext:value-type="string">
            <text:p>Mitigation: <text:s text:c="6"/>98.220% <text:s text:c="4"/>[hp x <text:s/>56.23]</text:p>
          </table:table-cell>
        </table:table-row>
        <table:table-row table:style-name="ro1">
          <table:table-cell table:formula="of:=[$Calculations.A32]" office:value-type="string" office:string-value="Effective Health: 1,976,104.6 [hp x 116.22]" calcext:value-type="string">
            <text:p>Effective Health: 1,976,104.6 [hp x 116.22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    x4 " calcext:value-type="string">
            <text:p>3-30 Archon Strike <text:s text:c="18"/>x4 </text:p>
          </table:table-cell>
        </table:table-row>
        <table:table-row table:style-name="ro1">
          <table:table-cell table:formula="of:=[$Calculations.A36]" office:value-type="string" office:string-value="3-2  Sentinel Reconstruction [E]     x4 " calcext:value-type="string">
            <text:p>3-2 <text:s/>Sentinel Reconstruction [E] <text:s text:c="4"/>x4 </text:p>
          </table:table-cell>
        </table:table-row>
        <table:table-row table:style-name="ro1">
          <table:table-cell table:formula="of:=[$Calculations.A37]" office:value-type="string" office:string-value="3-2  Azarinth Awakening [E]         x10 [71.0% =&gt; 710.0% Resilience, Speed, Intelligence and Strength]" calcext:value-type="string">
            <text:p>3-2 <text:s/>Azarinth Awakening [E] <text:s text:c="8"/>x10 [71.0% =&gt; 710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1  Transfer [E]                    x1 " calcext:value-type="string">
            <text:p>3-1 <text:s/>Transfer [E] <text:s text:c="19"/>x1 </text:p>
          </table:table-cell>
        </table:table-row>
        <table:table-row table:style-name="ro1">
          <table:table-cell table:formula="of:=[$Calculations.A39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0]" office:value-type="string" office:string-value="3-2  Sentinel Core [E]              x13 [41.0% =&gt; 533.0% Durability, 121.0% =&gt; 1,573.0% Health Regen, 25.0% =&gt; 325.0% Magic Resistance]" calcext:value-type="string">
            <text:p>3-2 <text:s/>Sentinel Core [E] <text:s text:c="13"/>x13 [41.0% =&gt; 533.0% Durability, 121.0% =&gt; 1,573.0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3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4]" office:value-type="string" office:string-value="3-1  Arcane Circulation [E]         x10 [112.5% to Deconstruction/Reconstruction]" calcext:value-type="string">
            <text:p>3-1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47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0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1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2]" office:value-type="string" office:string-value="3-1  Authority of Ash and Ember [E]  x3 " calcext:value-type="string">
            <text:p>3-1 <text:s/>Authority of Ash and Ember [E] <text:s/>x3 </text:p>
          </table:table-cell>
        </table:table-row>
        <table:table-row table:style-name="ro1">
          <table:table-cell table:formula="of:=[$Calculations.A53]" office:value-type="string" office:string-value="3-2  Ashen Wings [E]                x12 " calcext:value-type="string">
            <text:p>3-2 <text:s/>Ashen Wings [E] <text:s text:c="15"/>x12 </text:p>
          </table:table-cell>
        </table:table-row>
        <table:table-row table:style-name="ro1">
          <table:table-cell table:formula="of:=[$Calculations.A54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55]" office:value-type="string" office:string-value="3-2  Avatar of Ash [E]              x12 [51.0% =&gt; 612.0% Reflexes and Speed]" calcext:value-type="string">
            <text:p>3-2 <text:s/>Avatar of Ash [E] <text:s text:c="13"/>x12 [51.0% =&gt; 612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ird: The Faen Valkyrie" calcext:value-type="string">
            <text:p>Third: The Faen Valkyrie</text:p>
          </table:table-cell>
        </table:table-row>
        <table:table-row table:style-name="ro1">
          <table:table-cell table:formula="of:=[$Calculations.A59]" office:value-type="string" office:string-value="3-23 Phaseshift                      x2 " calcext:value-type="string">
            <text:p>3-23 Phaseshift <text:s text:c="21"/>x2 </text:p>
          </table:table-cell>
        </table:table-row>
        <table:table-row table:style-name="ro1">
          <table:table-cell table:formula="of:=[$Calculations.A60]" office:value-type="string" office:string-value="3-27 Flare of Creation              x10 [58.5% =&gt; 585.0% Resilience]" calcext:value-type="string">
            <text:p>3-27 Flare of Creation <text:s text:c="13"/>x10 [58.5% =&gt; 585.0% Resilience]</text:p>
          </table:table-cell>
        </table:table-row>
        <table:table-row table:style-name="ro1">
          <table:table-cell table:formula="of:=[$Calculations.A61]" office:value-type="string" office:string-value="3-24 Displacement                    x2 " calcext:value-type="string">
            <text:p>3-24 Displacement <text:s text:c="19"/>x2 </text:p>
          </table:table-cell>
        </table:table-row>
        <table:table-row table:style-name="ro1">
          <table:table-cell table:formula="of:=[$Calculations.A62]" office:value-type="string" office:string-value="3-22 Space Shift                     x2 " calcext:value-type="string">
            <text:p>3-22 Space Shift <text:s text:c="20"/>x2 </text:p>
          </table:table-cell>
        </table:table-row>
        <table:table-row table:style-name="ro1">
          <table:table-cell table:formula="of:=[$Calculations.A63]" office:value-type="string" office:string-value="3-27 Body of the Valkyrie           x11 [48.5% =&gt; 533.5% Resilience, 11.7% =&gt; 128.7% Physical Resistance, 5.0% =&gt; 128.7% Magic Resistance, 9.7% =&gt; 106.7% Health, 1.85% =&gt; 20.35%/minute]" calcext:value-type="string">
            <text:p>3-27 Body of the Valkyrie <text:s text:c="10"/>x11 [48.5% =&gt; 533.5% Resilience, 11.7% =&gt; 128.7% Physical Resistance, 5.0% =&gt; 128.7% Magic Resistance, 9.7% =&gt; 106.7% Health, 1.85% =&gt; 20.35%/minute]</text:p>
          </table:table-cell>
        </table:table-row>
        <table:table-row table:style-name="ro1">
          <table:table-cell table:formula="of:=[$Calculations.A64]" office:value-type="string" office:string-value="3-8  Space Awareness                x10 " calcext:value-type="string">
            <text:p>3-8 <text:s/>Space Awareness <text:s text:c="15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9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70]" office:value-type="string" office:string-value="3-12 Deviant of Humanity" calcext:value-type="string">
            <text:p>3-12 Deviant of Humanity</text:p>
          </table:table-cell>
        </table:table-row>
        <table:table-row table:style-name="ro1">
          <table:table-cell table:formula="of:=[$Calculations.A72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3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4]" office:value-type="string" office:string-value="1-6  Gourmet" calcext:value-type="string">
            <text:p>1-6 <text:s/>Gourmet</text:p>
          </table:table-cell>
        </table:table-row>
        <table:table-row table:style-name="ro1">
          <table:table-cell table:formula="of:=[$Calculations.A75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6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7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9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80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82]" office:value-type="string" office:string-value="2-7  Oxygen Repository" calcext:value-type="string">
            <text:p>2-7 <text:s/>Oxygen Repository</text:p>
          </table:table-cell>
        </table:table-row>
        <table:table-row table:style-name="ro1">
          <table:table-cell table:formula="of:=[$Calculations.A83]" office:value-type="string" office:string-value="2-9  Sage of Torment" calcext:value-type="string">
            <text:p>2-9 <text:s/>Sage of Torment</text:p>
          </table:table-cell>
        </table:table-row>
        <table:table-row table:style-name="ro1">
          <table:table-cell table:formula="of:=[$Calculations.A84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6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7]" office:value-type="string" office:string-value="3-22 Veteran" calcext:value-type="string">
            <text:p>3-22 Veteran</text:p>
          </table:table-cell>
        </table:table-row>
        <table:table-row table:style-name="ro1">
          <table:table-cell table:formula="of:=[$Calculations.A88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90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91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92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93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4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95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6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7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8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9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00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101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03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104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6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7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8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9]" office:value-type="string" office:string-value="3-3   [53% - 86%] Earth Resistance" calcext:value-type="string">
            <text:p>3-3 <text:s text:c="2"/>[53% - 86%] Earth Resistance</text:p>
          </table:table-cell>
        </table:table-row>
        <table:table-row table:style-name="ro1">
          <table:table-cell table:formula="of:=[$Calculations.A110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11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12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14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5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6]" office:value-type="string" office:string-value="3-22  [72% - 95%] Heat Resistance" calcext:value-type="string">
            <text:p>3-22 <text:s/>[72% - 95%] Heat Resistance</text:p>
          </table:table-cell>
        </table:table-row>
        <table:table-row table:style-name="ro1">
          <table:table-cell table:formula="of:=[$Calculations.A117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8]" office:value-type="string" office:string-value="3-5   [55% - 90%] Lava Magic Resistance" calcext:value-type="string">
            <text:p>3-5 <text:s text:c="2"/>[55% - 90%] Lava Magic Resistance</text:p>
          </table:table-cell>
        </table:table-row>
        <table:table-row table:style-name="ro1">
          <table:table-cell table:formula="of:=[$Calculations.A119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20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22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23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24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5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6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8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9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30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31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32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34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5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36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7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8]" office:value-type="string" office:string-value="3-7   [57% - 94%] Space Magic Resistance" calcext:value-type="string">
            <text:p>3-7 <text:s text:c="2"/>[57% - 94%] Space Magic Resistance</text:p>
          </table:table-cell>
        </table:table-row>
        <table:table-row table:style-name="ro1">
          <table:table-cell table:formula="of:=[$Calculations.A139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41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42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43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44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45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6]" office:value-type="string" office:string-value="3-9   [59% - 95%] Wind Resistance" calcext:value-type="string">
            <text:p>3-9 <text:s text:c="2"/>[59% - 95%] Wind Resistance</text:p>
          </table:table-cell>
        </table:table-row>
        <table:table-row table:style-name="ro1">
          <table:table-cell table:formula="of:=[$Calculations.A147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9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50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51]" office:value-type="string" office:string-value="17 3rd tier" calcext:value-type="string">
            <text:p>17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3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9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60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2]" office:value-type="string" office:string-value="        Muscles are (255% + 240% + 65% = 560%) more dense - Avatar of Ash [E] 2nd" calcext:value-type="string">
            <text:p><text:s text:c="8"/>Muscles are (255% + 240% + 65% = 560%) more dense - Avatar of Ash [E] 2nd</text:p>
          </table:table-cell>
        </table:table-row>
        <table:table-row table:style-name="ro1">
          <table:table-cell table:formula="of:=[$Calculations.A163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64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6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7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8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9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70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71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72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4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75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6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8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0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2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83]" office:value-type="string" office:string-value="                [560%] more dense." calcext:value-type="string">
            <text:p><text:s text:c="16"/>[560%] more dense.</text:p>
          </table:table-cell>
        </table:table-row>
        <table:table-row table:style-name="ro1">
          <table:table-cell table:formula="of:=[$Calculations.A18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5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9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2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93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8:00:53.7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0T18:04:55.414000000</dc:date>
    <meta:generator>LibreOffice/7.0.5.2$Windows_X86_64 LibreOffice_project/64390860c6cd0aca4beafafcfd84613dd9dfb63a</meta:generator>
    <meta:editing-duration>PT22H17M23S</meta:editing-duration>
    <meta:editing-cycles>157</meta:editing-cycles>
    <meta:document-statistic meta:table-count="2" meta:cell-count="2185" meta:object-count="0"/>
    <meta:user-defined meta:name="AppVersion">16.0300</meta:user-defined>
  </office:meta>
</office:document-meta>
</file>